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tection_id3_80_rot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5" calcext:value-type="float">
            <text:p>-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146.27" calcext:value-type="float">
            <text:p>1146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.274" calcext:value-type="float">
            <text:p>146,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.134" calcext:value-type="float">
            <text:p>157,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1143.44" calcext:value-type="float">
            <text:p>1143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.436" calcext:value-type="float">
            <text:p>143,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53" calcext:value-type="float">
            <text:p>155,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1137.54" calcext:value-type="float">
            <text:p>1137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.535" calcext:value-type="float">
            <text:p>137,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9.615" calcext:value-type="float">
            <text:p>139,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1122.05" calcext:value-type="float">
            <text:p>1122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048" calcext:value-type="float">
            <text:p>122,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3.406" calcext:value-type="float">
            <text:p>183,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120.29" calcext:value-type="float">
            <text:p>1120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29" calcext:value-type="float">
            <text:p>120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.033" calcext:value-type="float">
            <text:p>122,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115.05" calcext:value-type="float">
            <text:p>1115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.048" calcext:value-type="float">
            <text:p>115,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.787" calcext:value-type="float">
            <text:p>121,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104.82" calcext:value-type="float">
            <text:p>1104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.819" calcext:value-type="float">
            <text:p>104,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511" calcext:value-type="float">
            <text:p>118,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097.48" calcext:value-type="float">
            <text:p>1097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4825" calcext:value-type="float">
            <text:p>97,4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.461" calcext:value-type="float">
            <text:p>120,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94.8" calcext:value-type="float">
            <text:p>1094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.8041" calcext:value-type="float">
            <text:p>94,8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966" calcext:value-type="float">
            <text:p>106,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86.14" calcext:value-type="float">
            <text:p>1086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.1444" calcext:value-type="float">
            <text:p>86,1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.222" calcext:value-type="float">
            <text:p>102,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3.9" calcext:value-type="float">
            <text:p>1093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9011" calcext:value-type="float">
            <text:p>93,9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.913" calcext:value-type="float">
            <text:p>106,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0.54" calcext:value-type="float">
            <text:p>1090,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.538" calcext:value-type="float">
            <text:p>90,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742" calcext:value-type="float">
            <text:p>101,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81.38" calcext:value-type="float">
            <text:p>1081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.3808" calcext:value-type="float">
            <text:p>81,3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2649" calcext:value-type="float">
            <text:p>99,2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87.44" calcext:value-type="float">
            <text:p>1087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439" calcext:value-type="float">
            <text:p>87,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4.548" calcext:value-type="float">
            <text:p>144,5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7.35" calcext:value-type="float">
            <text:p>1087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3492" calcext:value-type="float">
            <text:p>87,3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.2799" calcext:value-type="float">
            <text:p>97,2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87.04" calcext:value-type="float">
            <text:p>1087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0414" calcext:value-type="float">
            <text:p>87,0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462" calcext:value-type="float">
            <text:p>98,3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95.37" calcext:value-type="float">
            <text:p>1095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3671" calcext:value-type="float">
            <text:p>95,3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.403" calcext:value-type="float">
            <text:p>109,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01.83" calcext:value-type="float">
            <text:p>1101,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835" calcext:value-type="float">
            <text:p>101,8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104" calcext:value-type="float">
            <text:p>110,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07.59" calcext:value-type="float">
            <text:p>1107,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.585" calcext:value-type="float">
            <text:p>107,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912" calcext:value-type="float">
            <text:p>110,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08.66" calcext:value-type="float">
            <text:p>1108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.655" calcext:value-type="float">
            <text:p>108,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.874" calcext:value-type="float">
            <text:p>110,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5" calcext:value-type="float">
            <text:p>-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495.62" calcext:value-type="float">
            <text:p>1495,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.619" calcext:value-type="float">
            <text:p>245,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.765" calcext:value-type="float">
            <text:p>271,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1460.76" calcext:value-type="float">
            <text:p>1460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0.756" calcext:value-type="float">
            <text:p>210,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.165" calcext:value-type="float">
            <text:p>221,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1453.87" calcext:value-type="float">
            <text:p>1453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3.871" calcext:value-type="float">
            <text:p>203,8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.638" calcext:value-type="float">
            <text:p>351,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1462.4" calcext:value-type="float">
            <text:p>1462,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.398" calcext:value-type="float">
            <text:p>212,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.427" calcext:value-type="float">
            <text:p>352,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448.42" calcext:value-type="float">
            <text:p>1448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417" calcext:value-type="float">
            <text:p>198,4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.341" calcext:value-type="float">
            <text:p>267,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423.01" calcext:value-type="float">
            <text:p>1423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.01" calcext:value-type="float">
            <text:p>173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.377" calcext:value-type="float">
            <text:p>216,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421.09" calcext:value-type="float">
            <text:p>1421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092" calcext:value-type="float">
            <text:p>171,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.848" calcext:value-type="float">
            <text:p>191,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420.95" calcext:value-type="float">
            <text:p>1420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947" calcext:value-type="float">
            <text:p>170,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.223" calcext:value-type="float">
            <text:p>317,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421.28" calcext:value-type="float">
            <text:p>1421,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.278" calcext:value-type="float">
            <text:p>171,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.704" calcext:value-type="float">
            <text:p>259,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419.35" calcext:value-type="float">
            <text:p>1419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.348" calcext:value-type="float">
            <text:p>169,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.735" calcext:value-type="float">
            <text:p>256,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.32" calcext:value-type="float">
            <text:p>1412,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321" calcext:value-type="float">
            <text:p>162,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.104" calcext:value-type="float">
            <text:p>198,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10.75" calcext:value-type="float">
            <text:p>1410,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.748" calcext:value-type="float">
            <text:p>160,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.211" calcext:value-type="float">
            <text:p>165,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5.36" calcext:value-type="float">
            <text:p>1405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.361" calcext:value-type="float">
            <text:p>155,3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.225" calcext:value-type="float">
            <text:p>177,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06.27" calcext:value-type="float">
            <text:p>1406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6.266" calcext:value-type="float">
            <text:p>156,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018" calcext:value-type="float">
            <text:p>179,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12.9" calcext:value-type="float">
            <text:p>1412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.903" calcext:value-type="float">
            <text:p>162,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8.864" calcext:value-type="float">
            <text:p>178,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25.06" calcext:value-type="float">
            <text:p>1425,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.061" calcext:value-type="float">
            <text:p>175,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.138" calcext:value-type="float">
            <text:p>255,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24.78" calcext:value-type="float">
            <text:p>1424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4.779" calcext:value-type="float">
            <text:p>174,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9.623" calcext:value-type="float">
            <text:p>179,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26.81" calcext:value-type="float">
            <text:p>1426,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.811" calcext:value-type="float">
            <text:p>176,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503" calcext:value-type="float">
            <text:p>200,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20.85" calcext:value-type="float">
            <text:p>1420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.846" calcext:value-type="float">
            <text:p>170,8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.263" calcext:value-type="float">
            <text:p>197,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44" calcext:value-type="float">
            <text:p>1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3.998" calcext:value-type="float">
            <text:p>193,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.44" calcext:value-type="float">
            <text:p>200,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5" calcext:value-type="float">
            <text:p>-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1815.42" calcext:value-type="float">
            <text:p>1815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5.422" calcext:value-type="float">
            <text:p>315,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.916" calcext:value-type="float">
            <text:p>344,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1787.89" calcext:value-type="float">
            <text:p>1787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.895" calcext:value-type="float">
            <text:p>287,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258" calcext:value-type="float">
            <text:p>307,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1788.57" calcext:value-type="float">
            <text:p>1788,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.574" calcext:value-type="float">
            <text:p>288,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062" calcext:value-type="float">
            <text:p>305,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1765.53" calcext:value-type="float">
            <text:p>1765,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.532" calcext:value-type="float">
            <text:p>265,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825" calcext:value-type="float">
            <text:p>304,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743.84" calcext:value-type="float">
            <text:p>1743,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3.842" calcext:value-type="float">
            <text:p>243,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7.707" calcext:value-type="float">
            <text:p>267,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1733.96" calcext:value-type="float">
            <text:p>1733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.963" calcext:value-type="float">
            <text:p>233,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.659" calcext:value-type="float">
            <text:p>295,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727.47" calcext:value-type="float">
            <text:p>1727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.473" calcext:value-type="float">
            <text:p>227,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.328" calcext:value-type="float">
            <text:p>295,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1729.8" calcext:value-type="float">
            <text:p>172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802" calcext:value-type="float">
            <text:p>229,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.563" calcext:value-type="float">
            <text:p>261,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728.09" calcext:value-type="float">
            <text:p>1728,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8.087" calcext:value-type="float">
            <text:p>228,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1.514" calcext:value-type="float">
            <text:p>261,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725.23" calcext:value-type="float">
            <text:p>1725,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.235" calcext:value-type="float">
            <text:p>225,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.336" calcext:value-type="float">
            <text:p>229,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7.93" calcext:value-type="float">
            <text:p>1727,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7.928" calcext:value-type="float">
            <text:p>227,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.407" calcext:value-type="float">
            <text:p>231,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21.56" calcext:value-type="float">
            <text:p>1721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1.563" calcext:value-type="float">
            <text:p>221,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.517" calcext:value-type="float">
            <text:p>248,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25.76" calcext:value-type="float">
            <text:p>1725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5.755" calcext:value-type="float">
            <text:p>225,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8.658" calcext:value-type="float">
            <text:p>358,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17.85" calcext:value-type="float">
            <text:p>1717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.847" calcext:value-type="float">
            <text:p>217,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.217" calcext:value-type="float">
            <text:p>222,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40.69" calcext:value-type="float">
            <text:p>1740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.69" calcext:value-type="float">
            <text:p>240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3.734" calcext:value-type="float">
            <text:p>283,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40.99" calcext:value-type="float">
            <text:p>1740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.991" calcext:value-type="float">
            <text:p>240,9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1.611" calcext:value-type="float">
            <text:p>251,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38.55" calcext:value-type="float">
            <text:p>1738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.545" calcext:value-type="float">
            <text:p>238,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559" calcext:value-type="float">
            <text:p>278,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747.02" calcext:value-type="float">
            <text:p>1747,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7.017" calcext:value-type="float">
            <text:p>247,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5.402" calcext:value-type="float">
            <text:p>275,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738.25" calcext:value-type="float">
            <text:p>1738,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8.253" calcext:value-type="float">
            <text:p>238,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8.69" calcext:value-type="float">
            <text:p>278,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762.76" calcext:value-type="float">
            <text:p>1762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.759" calcext:value-type="float">
            <text:p>262,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9.291" calcext:value-type="float">
            <text:p>279,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72.17" calcext:value-type="float">
            <text:p>1772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2.174" calcext:value-type="float">
            <text:p>272,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4.228" calcext:value-type="float">
            <text:p>284,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5" calcext:value-type="float">
            <text:p>-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2130.5" calcext:value-type="float">
            <text:p>2130,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0.501" calcext:value-type="float">
            <text:p>380,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.898" calcext:value-type="float">
            <text:p>420,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2142.42" calcext:value-type="float">
            <text:p>2142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2.421" calcext:value-type="float">
            <text:p>392,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9.802" calcext:value-type="float">
            <text:p>419,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2124.11" calcext:value-type="float">
            <text:p>2124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4.114" calcext:value-type="float">
            <text:p>374,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7.354" calcext:value-type="float">
            <text:p>417,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2078.91" calcext:value-type="float">
            <text:p>2078,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.913" calcext:value-type="float">
            <text:p>328,9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.198" calcext:value-type="float">
            <text:p>365,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071.73" calcext:value-type="float">
            <text:p>2071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.732" calcext:value-type="float">
            <text:p>321,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.084" calcext:value-type="float">
            <text:p>413,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075.78" calcext:value-type="float">
            <text:p>2075,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.776" calcext:value-type="float">
            <text:p>325,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.493" calcext:value-type="float">
            <text:p>413,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57.01" calcext:value-type="float">
            <text:p>2057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009" calcext:value-type="float">
            <text:p>307,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.238" calcext:value-type="float">
            <text:p>310,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055.76" calcext:value-type="float">
            <text:p>2055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.756" calcext:value-type="float">
            <text:p>305,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.067" calcext:value-type="float">
            <text:p>357,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054.45" calcext:value-type="float">
            <text:p>2054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.453" calcext:value-type="float">
            <text:p>304,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.486" calcext:value-type="float">
            <text:p>359,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053.73" calcext:value-type="float">
            <text:p>2053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.726" calcext:value-type="float">
            <text:p>303,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.518" calcext:value-type="float">
            <text:p>311,5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9.12" calcext:value-type="float">
            <text:p>2059,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.122" calcext:value-type="float">
            <text:p>309,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.493" calcext:value-type="float">
            <text:p>364,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46.48" calcext:value-type="float">
            <text:p>2046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.482" calcext:value-type="float">
            <text:p>296,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0.946" calcext:value-type="float">
            <text:p>310,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41.7" calcext:value-type="float">
            <text:p>2041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.699" calcext:value-type="float">
            <text:p>291,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7.572" calcext:value-type="float">
            <text:p>307,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49.52" calcext:value-type="float">
            <text:p>2049,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523" calcext:value-type="float">
            <text:p>299,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2.37" calcext:value-type="float">
            <text:p>502,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67.47" calcext:value-type="float">
            <text:p>2067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.467" calcext:value-type="float">
            <text:p>317,4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.43" calcext:value-type="float">
            <text:p>352,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49.37" calcext:value-type="float">
            <text:p>2049,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.368" calcext:value-type="float">
            <text:p>299,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.181" calcext:value-type="float">
            <text:p>341,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83.2" calcext:value-type="float">
            <text:p>2083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.196" calcext:value-type="float">
            <text:p>333,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.362" calcext:value-type="float">
            <text:p>344,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72.35" calcext:value-type="float">
            <text:p>2072,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2.349" calcext:value-type="float">
            <text:p>322,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.905" calcext:value-type="float">
            <text:p>344,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91.11" calcext:value-type="float">
            <text:p>2091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1.111" calcext:value-type="float">
            <text:p>341,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.74" calcext:value-type="float">
            <text:p>344,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74.47" calcext:value-type="float">
            <text:p>2074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.473" calcext:value-type="float">
            <text:p>324,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235" calcext:value-type="float">
            <text:p>390,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93.7" calcext:value-type="float">
            <text:p>2093,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.698" calcext:value-type="float">
            <text:p>343,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.698" calcext:value-type="float">
            <text:p>343,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5" calcext:value-type="float">
            <text:p>-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office:value-type="float" office:value="2407.44" calcext:value-type="float">
            <text:p>2407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.44" calcext:value-type="float">
            <text:p>407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7.704" calcext:value-type="float">
            <text:p>477,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2435.19" calcext:value-type="float">
            <text:p>2435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.189" calcext:value-type="float">
            <text:p>435,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8.409" calcext:value-type="float">
            <text:p>478,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2435.43" calcext:value-type="float">
            <text:p>2435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5.426" calcext:value-type="float">
            <text:p>435,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6.753" calcext:value-type="float">
            <text:p>476,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413.44" calcext:value-type="float">
            <text:p>2413,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3.436" calcext:value-type="float">
            <text:p>413,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.537" calcext:value-type="float">
            <text:p>475,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408.27" calcext:value-type="float">
            <text:p>2408,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.266" calcext:value-type="float">
            <text:p>408,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1.695" calcext:value-type="float">
            <text:p>471,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406.29" calcext:value-type="float">
            <text:p>2406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6.293" calcext:value-type="float">
            <text:p>406,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7.032" calcext:value-type="float">
            <text:p>467,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411.9" calcext:value-type="float">
            <text:p>2411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1.896" calcext:value-type="float">
            <text:p>411,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3.419" calcext:value-type="float">
            <text:p>473,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364.45" calcext:value-type="float">
            <text:p>2364,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4.449" calcext:value-type="float">
            <text:p>364,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8.788" calcext:value-type="float">
            <text:p>468,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374.47" calcext:value-type="float">
            <text:p>2374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4.471" calcext:value-type="float">
            <text:p>374,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.856" calcext:value-type="float">
            <text:p>510,8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.18" calcext:value-type="float">
            <text:p>2359,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9.183" calcext:value-type="float">
            <text:p>359,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.44" calcext:value-type="float">
            <text:p>615,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72.82" calcext:value-type="float">
            <text:p>2372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.824" calcext:value-type="float">
            <text:p>372,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8.581" calcext:value-type="float">
            <text:p>458,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48.65" calcext:value-type="float">
            <text:p>234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.648" calcext:value-type="float">
            <text:p>348,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2.162" calcext:value-type="float">
            <text:p>462,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78.66" calcext:value-type="float">
            <text:p>2378,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8.657" calcext:value-type="float">
            <text:p>378,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.788" calcext:value-type="float">
            <text:p>459,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88.65" calcext:value-type="float">
            <text:p>2388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8.653" calcext:value-type="float">
            <text:p>388,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6.969" calcext:value-type="float">
            <text:p>456,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389.34" calcext:value-type="float">
            <text:p>2389,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.338" calcext:value-type="float">
            <text:p>389,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5.274" calcext:value-type="float">
            <text:p>445,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385.3" calcext:value-type="float">
            <text:p>2385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.299" calcext:value-type="float">
            <text:p>385,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.286" calcext:value-type="float">
            <text:p>390,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83.42" calcext:value-type="float">
            <text:p>2383,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3.422" calcext:value-type="float">
            <text:p>383,4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1.564" calcext:value-type="float">
            <text:p>451,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397.11" calcext:value-type="float">
            <text:p>2397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7.107" calcext:value-type="float">
            <text:p>397,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4.142" calcext:value-type="float">
            <text:p>454,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401.3" calcext:value-type="float">
            <text:p>2401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1.299" calcext:value-type="float">
            <text:p>401,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2.34" calcext:value-type="float">
            <text:p>452,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53.2" calcext:value-type="float">
            <text:p>2453,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.197" calcext:value-type="float">
            <text:p>453,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.197" calcext:value-type="float">
            <text:p>453,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443.04" calcext:value-type="float">
            <text:p>2443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.038" calcext:value-type="float">
            <text:p>443,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3.038" calcext:value-type="float">
            <text:p>443,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5" calcext:value-type="float">
            <text:p>-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0" calcext:value-type="float">
            <text:p>-5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5" calcext:value-type="float">
            <text:p>-4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2800.19" calcext:value-type="float">
            <text:p>2800,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.188" calcext:value-type="float">
            <text:p>550,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6.64" calcext:value-type="float">
            <text:p>1206,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2857.74" calcext:value-type="float">
            <text:p>2857,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.738" calcext:value-type="float">
            <text:p>607,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.514" calcext:value-type="float">
            <text:p>633,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2842.87" calcext:value-type="float">
            <text:p>2842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.869" calcext:value-type="float">
            <text:p>592,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4.701" calcext:value-type="float">
            <text:p>634,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2791.73" calcext:value-type="float">
            <text:p>2791,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1.727" calcext:value-type="float">
            <text:p>541,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.434" calcext:value-type="float">
            <text:p>613,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713.05" calcext:value-type="float">
            <text:p>2713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3.05" calcext:value-type="float">
            <text:p>463,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6.747" calcext:value-type="float">
            <text:p>546,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2750.64" calcext:value-type="float">
            <text:p>2750,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.641" calcext:value-type="float">
            <text:p>500,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2.858" calcext:value-type="float">
            <text:p>542,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775.8" calcext:value-type="float">
            <text:p>2775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5.799" calcext:value-type="float">
            <text:p>525,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3.757" calcext:value-type="float">
            <text:p>593,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2709.85" calcext:value-type="float">
            <text:p>2709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9.847" calcext:value-type="float">
            <text:p>459,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.688" calcext:value-type="float">
            <text:p>659,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0.51" calcext:value-type="float">
            <text:p>2710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0.511" calcext:value-type="float">
            <text:p>460,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9.294" calcext:value-type="float">
            <text:p>539,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45.82" calcext:value-type="float">
            <text:p>2745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.815" calcext:value-type="float">
            <text:p>495,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2.621" calcext:value-type="float">
            <text:p>942,6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97.48" calcext:value-type="float">
            <text:p>2697,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7.479" calcext:value-type="float">
            <text:p>447,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7.743" calcext:value-type="float">
            <text:p>537,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33.08" calcext:value-type="float">
            <text:p>2733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.076" calcext:value-type="float">
            <text:p>483,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.965" calcext:value-type="float">
            <text:p>533,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39.38" calcext:value-type="float">
            <text:p>2739,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9.378" calcext:value-type="float">
            <text:p>489,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4.378" calcext:value-type="float">
            <text:p>614,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731.24" calcext:value-type="float">
            <text:p>2731,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1.239" calcext:value-type="float">
            <text:p>481,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1.97" calcext:value-type="float">
            <text:p>591,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36.17" calcext:value-type="float">
            <text:p>2736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.169" calcext:value-type="float">
            <text:p>486,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.135" calcext:value-type="float">
            <text:p>613,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35.15" calcext:value-type="float">
            <text:p>2735,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5.145" calcext:value-type="float">
            <text:p>485,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.073" calcext:value-type="float">
            <text:p>609,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746.08" calcext:value-type="float">
            <text:p>2746,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6.083" calcext:value-type="float">
            <text:p>496,0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2.436" calcext:value-type="float">
            <text:p>582,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750.95" calcext:value-type="float">
            <text:p>2750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.947" calcext:value-type="float">
            <text:p>500,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.191" calcext:value-type="float">
            <text:p>510,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40.99" calcext:value-type="float">
            <text:p>2740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0.99" calcext:value-type="float">
            <text:p>490,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1.059" calcext:value-type="float">
            <text:p>521,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5" calcext:value-type="float">
            <text:p>-5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0" calcext:value-type="float">
            <text:p>-5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5" calcext:value-type="float">
            <text:p>-4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3207.98" calcext:value-type="float">
            <text:p>3207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7.984" calcext:value-type="float">
            <text:p>707,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7.984" calcext:value-type="float">
            <text:p>707,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office:value-type="float" office:value="3135.47" calcext:value-type="float">
            <text:p>3135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5.468" calcext:value-type="float">
            <text:p>635,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.876" calcext:value-type="float">
            <text:p>703,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3109.95" calcext:value-type="float">
            <text:p>3109,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9.947" calcext:value-type="float">
            <text:p>609,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5.442" calcext:value-type="float">
            <text:p>705,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3077.26" calcext:value-type="float">
            <text:p>3077,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7.262" calcext:value-type="float">
            <text:p>577,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2.808" calcext:value-type="float">
            <text:p>702,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3110.16" calcext:value-type="float">
            <text:p>3110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0.16" calcext:value-type="float">
            <text:p>610,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.553" calcext:value-type="float">
            <text:p>698,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3024.65" calcext:value-type="float">
            <text:p>3024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4.65" calcext:value-type="float">
            <text:p>524,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.35" calcext:value-type="float">
            <text:p>587,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043.55" calcext:value-type="float">
            <text:p>3043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.55" calcext:value-type="float">
            <text:p>543,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1.877" calcext:value-type="float">
            <text:p>701,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3069.94" calcext:value-type="float">
            <text:p>3069,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9.936" calcext:value-type="float">
            <text:p>569,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7.574" calcext:value-type="float">
            <text:p>847,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3.87" calcext:value-type="float">
            <text:p>3043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3.87" calcext:value-type="float">
            <text:p>543,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1.176" calcext:value-type="float">
            <text:p>851,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50.01" calcext:value-type="float">
            <text:p>305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0.01" calcext:value-type="float">
            <text:p>55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1.8" calcext:value-type="float">
            <text:p>681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63.98" calcext:value-type="float">
            <text:p>3063,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3.982" calcext:value-type="float">
            <text:p>563,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8.639" calcext:value-type="float">
            <text:p>688,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74.51" calcext:value-type="float">
            <text:p>3074,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4.508" calcext:value-type="float">
            <text:p>574,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7.624" calcext:value-type="float">
            <text:p>687,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05.36" calcext:value-type="float">
            <text:p>3105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5.362" calcext:value-type="float">
            <text:p>605,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8.397" calcext:value-type="float">
            <text:p>688,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83.89" calcext:value-type="float">
            <text:p>3083,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3.893" calcext:value-type="float">
            <text:p>583,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7.917" calcext:value-type="float">
            <text:p>687,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33.86" calcext:value-type="float">
            <text:p>3133,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3.862" calcext:value-type="float">
            <text:p>633,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7.303" calcext:value-type="float">
            <text:p>687,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65.47" calcext:value-type="float">
            <text:p>3065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5.47" calcext:value-type="float">
            <text:p>565,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6.772" calcext:value-type="float">
            <text:p>676,7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70.11" calcext:value-type="float">
            <text:p>3070,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0.104" calcext:value-type="float">
            <text:p>570,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3.021" calcext:value-type="float">
            <text:p>673,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071.14" calcext:value-type="float">
            <text:p>3071,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.144" calcext:value-type="float">
            <text:p>571,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.144" calcext:value-type="float">
            <text:p>571,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" calcext:value-type="float">
            <text:p>55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98" meta:object-count="0"/>
    <meta:generator>LibreOffice/6.0.7.3$Linux_X86_64 LibreOffice_project/00m0$Build-3</meta:generator>
  </office:meta>
</office:document-meta>
</file>